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5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6" style:family="paragraph" style:parent-style-name="Standard">
      <style:paragraph-properties fo:margin-top="0cm" fo:margin-bottom="0.275cm" style:contextual-spacing="false"/>
      <style:text-properties officeooo:rsid="002b6d61" officeooo:paragraph-rsid="0030a39f"/>
    </style:style>
    <style:style style:name="P7" style:family="paragraph" style:parent-style-name="Standard">
      <style:paragraph-properties fo:margin-top="0cm" fo:margin-bottom="0.275cm" style:contextual-spacing="false"/>
      <style:text-properties officeooo:paragraph-rsid="002b85ed"/>
    </style:style>
    <style:style style:name="P8" style:family="paragraph" style:parent-style-name="Standard">
      <style:paragraph-properties fo:margin-top="0cm" fo:margin-bottom="0.275cm" style:contextual-spacing="false"/>
      <style:text-properties officeooo:paragraph-rsid="0030a39f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12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3257c2"/>
    </style:style>
    <style:style style:name="P13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4b44b"/>
    </style:style>
    <style:style style:name="P14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5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311216"/>
    </style:style>
    <style:style style:name="P16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352595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T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b6d61"/>
    </style:style>
    <style:style style:name="T4" style:family="text">
      <style:text-properties officeooo:rsid="002b85ed"/>
    </style:style>
    <style:style style:name="T5" style:family="text">
      <style:text-properties officeooo:rsid="0030a39f"/>
    </style:style>
    <style:style style:name="T6" style:family="text">
      <style:text-properties fo:font-weight="bold" officeooo:rsid="0030a39f" style:font-weight-asian="bold" style:font-weight-complex="bold"/>
    </style:style>
    <style:style style:name="T7" style:family="text">
      <style:text-properties officeooo:rsid="0030afbd"/>
    </style:style>
    <style:style style:name="T8" style:family="text">
      <style:text-properties officeooo:rsid="00352595"/>
    </style:style>
    <style:style style:name="T9" style:family="text">
      <style:text-properties officeooo:rsid="0035ab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6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9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9">3</text:span> <text:span text:style-name="T3">October</text:span> 202<text:span text:style-name="T8">5</text:span></text:p>
      <text:p text:style-name="P3">TA: <text:span text:style-name="T2">林琮祐, 張意苹, 楊昀潼</text:span> <text:span text:style-name="T4">(</text:span><text:span text:style-name="T3">ECG 706</text:span><text:span text:style-name="T4">)</text:span></text:p>
      <text:p text:style-name="Standard"/>
      <text:list xml:id="list707402019" text:style-name="L1">
        <text:list-item>
          <text:p text:style-name="P11"><text:span text:style-name="T4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365cm" draw:z-index="0" draw:name="形狀1" draw:style-name="gr1"><svg:title>TexMaths</svg:title><svg:desc>12§display§A(x) = a_nx^n + a_{n-1}x^{n-1} + \cdots + a_1x + a_0§svg§600§FALSE§</svg:desc><draw:g draw:style-name="gr2"><draw:path draw:style-name="gr3" draw:text-style-name="P19" svg:width="7.694cm" svg:height="0.429cm" svg:x="0.008cm" svg:y="0.022cm" svg:viewBox="0 0 7695 430" svg:d="M0 0c2565 0 5130 0 7695 0 0 143 0 287 0 430-2565 0-5130 0-7695 0 0-143 0-287 0-430z"><text:p/></draw:path><draw:path draw:style-name="gr4" draw:text-style-name="P20" svg:width="0.288cm" svg:height="0.298cm" svg:x="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4" draw:text-style-name="P20" svg:width="0.097cm" svg:height="0.418cm" svg:x="0.344cm" svg:y="0.054cm" svg:viewBox="0 0 98 419" svg:d="M98 415c0-2 0-2-7-9-53-53-66-133-66-196 0-73 16-146 67-199 6-5 6-6 6-7 0-3-2-4-4-4-4 0-42 29-68 82-20 47-26 92-26 128 0 32 5 83 29 130 25 52 61 79 65 79 2 0 4-1 4-4z"><text:p/></draw:path><draw:path draw:style-name="gr4" draw:text-style-name="P20" svg:width="0.209cm" svg:height="0.189cm" svg:x="0.478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4" draw:text-style-name="P20" svg:width="0.097cm" svg:height="0.418cm" svg:x="0.732cm" svg:y="0.054cm" svg:viewBox="0 0 98 419" svg:d="M98 210c0-32-4-84-28-131-26-53-62-79-65-79s-5 1-5 4c0 1 0 2 8 9 41 42 65 110 65 197 0 71-15 145-67 199-6 4-6 4-6 6 0 3 2 4 5 4s42-28 66-81c21-47 27-94 27-128z"><text:p/></draw:path><draw:path draw:style-name="gr4" draw:text-style-name="P20" svg:width="0.28cm" svg:height="0.098cm" svg:x="1.013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20" svg:width="0.192cm" svg:height="0.189cm" svg:x="1.451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4" draw:text-style-name="P20" svg:width="0.179cm" svg:height="0.131cm" svg:x="1.671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4" draw:text-style-name="P20" svg:width="0.209cm" svg:height="0.189cm" svg:x="1.899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4" draw:text-style-name="P20" svg:width="0.179cm" svg:height="0.131cm" svg:x="2.142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4" draw:text-style-name="P20" svg:width="0.28cm" svg:height="0.279cm" svg:x="2.474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4" draw:text-style-name="P20" svg:width="0.192cm" svg:height="0.189cm" svg:x="2.89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4" draw:text-style-name="P20" svg:width="0.18cm" svg:height="0.131cm" svg:x="3.109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4" draw:text-style-name="P20" svg:width="0.198cm" svg:height="0.013cm" svg:x="3.336cm" svg:y="0.351cm" svg:viewBox="0 0 199 14" svg:d="M187 14c5 0 12 0 12-7s-6-7-12-7c-59 0-116 0-175 0-5 0-12 0-12 6 0 8 7 8 12 8 59 0 116 0 175 0z"><text:p/></draw:path><draw:path draw:style-name="gr4" draw:text-style-name="P20" svg:width="0.106cm" svg:height="0.195cm" svg:x="3.6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4" draw:text-style-name="P20" svg:width="0.209cm" svg:height="0.189cm" svg:x="3.769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4" draw:text-style-name="P20" svg:width="0.179cm" svg:height="0.131cm" svg:x="4.01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4" draw:text-style-name="P20" svg:width="0.198cm" svg:height="0.013cm" svg:x="4.237cm" svg:y="0.114cm" svg:viewBox="0 0 199 14" svg:d="M187 14c5 0 12 0 12-6 0-8-7-8-12-8-59 0-116 0-175 0-5 0-12 0-12 7s7 7 12 7c59 0 116 0 175 0z"><text:p/></draw:path><draw:path draw:style-name="gr4" draw:text-style-name="P20" svg:width="0.106cm" svg:height="0.195cm" svg:x="4.501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4" draw:text-style-name="P20" svg:width="0.28cm" svg:height="0.279cm" svg:x="4.775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4" draw:text-style-name="P20" svg:width="0.045cm" svg:height="0.043cm" svg:x="5.209cm" svg:y="0.24cm" svg:viewBox="0 0 46 44" svg:d="M46 23c0-12-11-23-23-23s-23 11-23 23 11 21 23 21 23-9 23-21z"><text:p/></draw:path><draw:path draw:style-name="gr4" draw:text-style-name="P20" svg:width="0.045cm" svg:height="0.043cm" svg:x="5.397cm" svg:y="0.24cm" svg:viewBox="0 0 46 44" svg:d="M46 23c0-12-11-23-23-23s-23 11-23 23 11 21 23 21 23-9 23-21z"><text:p/></draw:path><draw:path draw:style-name="gr4" draw:text-style-name="P20" svg:width="0.043cm" svg:height="0.043cm" svg:x="5.585cm" svg:y="0.24cm" svg:viewBox="0 0 44 44" svg:d="M44 23c0-12-10-23-22-23s-22 11-22 23 10 21 22 21 22-9 22-21z"><text:p/></draw:path><draw:path draw:style-name="gr4" draw:text-style-name="P20" svg:width="0.28cm" svg:height="0.279cm" svg:x="5.783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4" draw:text-style-name="P20" svg:width="0.192cm" svg:height="0.189cm" svg:x="6.198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4" draw:text-style-name="P20" svg:width="0.107cm" svg:height="0.195cm" svg:x="6.436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4" draw:text-style-name="P20" svg:width="0.209cm" svg:height="0.189cm" svg:x="6.605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4" draw:text-style-name="P20" svg:width="0.279cm" svg:height="0.279cm" svg:x="6.952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4" draw:text-style-name="P20" svg:width="0.192cm" svg:height="0.189cm" svg:x="7.366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4" draw:text-style-name="P20" svg:width="0.136cm" svg:height="0.201cm" svg:x="7.588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11">at point <draw:g text:anchor-type="as-char" svg:y="-0.187cm" draw:z-index="1" draw:name="形狀2" draw:style-name="gr1"><svg:title>TexMaths</svg:title><svg:desc>12§display§x_0§svg§600§FALSE§</svg:desc><draw:g draw:style-name="gr2"><draw:path draw:style-name="gr3" draw:text-style-name="P19" svg:width="0.347cm" svg:height="0.209cm" svg:x="0.01cm" svg:y="0.023cm" svg:viewBox="0 0 348 210" svg:d="M175 210c-58 0-116 0-175 0 0-69 0-140 0-210 117 0 232 0 348 0 0 70 0 141 0 210-57 0-115 0-173 0z"><text:p/></draw:path><draw:path draw:style-name="gr4" draw:text-style-name="P20" svg:width="0.209cm" svg:height="0.188cm" svg:x="0.001cm" svg:y="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4" draw:text-style-name="P20" svg:width="0.136cm" svg:height="0.198cm" svg:x="0.243cm" svg:y="0.055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4"><text:tab/><text:tab/><text:tab/><draw:g text:anchor-type="as-char" svg:y="-0.314cm" draw:z-index="2" draw:name="形狀3" draw:style-name="gr1"><svg:title>TexMaths</svg:title><svg:desc>12§display§A(x_0) = ( \cdot ((a_nx_0 + a_{n-1})x_0 + \cdots + a_1)x_0+a_0)§svg§600§FALSE§</svg:desc><draw:g draw:style-name="gr2"><draw:path draw:style-name="gr3" draw:text-style-name="P19" svg:width="8.655cm" svg:height="0.376cm" svg:x="0.007cm" svg:y="0.023cm" svg:viewBox="0 0 8656 377" svg:d="M4328 377c-1443 0-2886 0-4328 0 0-126 0-251 0-377 2886 0 5770 0 8656 0 0 126 0 251 0 377-1442 0-2886 0-4328 0z"><text:p/></draw:path><draw:path draw:style-name="gr4" draw:text-style-name="P20" svg:width="0.288cm" svg:height="0.3cm" svg:x="0.001cm" svg:y="0.015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4" draw:text-style-name="P20" svg:width="0.096cm" svg:height="0.42cm" svg:x="0.344cm" svg:y="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20" svg:width="0.209cm" svg:height="0.19cm" svg:x="0.478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4" draw:text-style-name="P20" svg:width="0.136cm" svg:height="0.201cm" svg:x="0.722cm" svg:y="0.185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4" draw:text-style-name="P20" svg:width="0.097cm" svg:height="0.42cm" svg:x="0.92cm" svg:y="0.001cm" svg:viewBox="0 0 98 421" svg:d="M98 210c0-32-4-83-28-131-26-51-62-79-66-79-3 0-4 2-4 5 0 1 0 1 8 9 41 41 65 109 65 196 0 71-15 146-67 199-6 6-6 6-6 7 0 2 1 5 4 5 4 0 43-29 67-83 21-46 27-93 27-128z"><text:p/></draw:path><draw:path draw:style-name="gr4" draw:text-style-name="P20" svg:width="0.28cm" svg:height="0.099cm" svg:x="1.20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20" svg:width="0.096cm" svg:height="0.42cm" svg:x="1.664cm" svg:y="0.001cm" svg:viewBox="0 0 97 421" svg:d="M97 416c0-1 0-1-6-9-53-54-67-133-67-197 0-73 17-146 68-198 5-6 5-6 5-7 0-4-1-5-3-5-5 0-42 29-68 83-21 46-26 92-26 127 0 33 5 83 28 131 25 52 61 80 66 80 2 0 3-1 3-5z"><text:p/></draw:path><draw:path draw:style-name="gr4" draw:text-style-name="P20" svg:width="0.043cm" svg:height="0.043cm" svg:x="1.822cm" svg:y="0.19cm" svg:viewBox="0 0 44 44" svg:d="M44 22c0-12-9-22-21-22-13 0-23 8-23 22 0 12 10 22 23 22 12 0 21-9 21-22z"><text:p/></draw:path><draw:path draw:style-name="gr4" draw:text-style-name="P20" svg:width="0.097cm" svg:height="0.42cm" svg:x="1.945cm" svg:y="0.001cm" svg:viewBox="0 0 98 421" svg:d="M98 416c0-1 0-1-7-9-53-54-66-133-66-197 0-73 16-146 67-198 6-6 6-6 6-7 0-4-2-5-4-5-4 0-42 29-68 83-21 46-26 92-26 127 0 33 5 83 28 131 26 52 62 80 66 80 2 0 4-1 4-5z"><text:p/></draw:path><draw:path draw:style-name="gr4" draw:text-style-name="P20" svg:width="0.096cm" svg:height="0.42cm" svg:x="2.109cm" svg:y="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20" svg:width="0.192cm" svg:height="0.19cm" svg:x="2.248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20" svg:width="0.179cm" svg:height="0.131cm" svg:x="2.468cm" svg:y="0.25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4" draw:text-style-name="P20" svg:width="0.209cm" svg:height="0.19cm" svg:x="2.696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20" svg:width="0.137cm" svg:height="0.201cm" svg:x="2.939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4" draw:text-style-name="P20" svg:width="0.28cm" svg:height="0.278cm" svg:x="3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20" svg:width="0.192cm" svg:height="0.19cm" svg:x="3.646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20" svg:width="0.179cm" svg:height="0.131cm" svg:x="3.866cm" svg:y="0.25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4" draw:text-style-name="P20" svg:width="0.198cm" svg:height="0.013cm" svg:x="4.093cm" svg:y="0.298cm" svg:viewBox="0 0 199 14" svg:d="M187 14c5 0 12 0 12-7s-7-7-12-7c-59 0-116 0-175 0-5 0-12 0-12 7s7 7 12 7c59 0 116 0 175 0z"><text:p/></draw:path><draw:path draw:style-name="gr4" draw:text-style-name="P20" svg:width="0.106cm" svg:height="0.195cm" svg:x="4.355cm" svg:y="0.185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4" draw:text-style-name="P20" svg:width="0.096cm" svg:height="0.42cm" svg:x="4.536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20" svg:width="0.209cm" svg:height="0.19cm" svg:x="4.688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4" draw:text-style-name="P20" svg:width="0.136cm" svg:height="0.201cm" svg:x="4.932cm" svg:y="0.185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4" draw:text-style-name="P20" svg:width="0.279cm" svg:height="0.278cm" svg:x="5.224cm" svg:y="0.072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4" draw:text-style-name="P20" svg:width="0.045cm" svg:height="0.043cm" svg:x="5.657cm" svg:y="0.19cm" svg:viewBox="0 0 46 44" svg:d="M46 22c0-12-11-22-23-22s-23 8-23 22c0 12 11 22 23 22s23-9 23-22z"><text:p/></draw:path><draw:path draw:style-name="gr4" draw:text-style-name="P20" svg:width="0.043cm" svg:height="0.043cm" svg:x="5.846cm" svg:y="0.19cm" svg:viewBox="0 0 44 44" svg:d="M44 22c0-12-10-22-22-22s-22 8-22 22c0 12 10 22 22 22s22-9 22-22z"><text:p/></draw:path><draw:path draw:style-name="gr4" draw:text-style-name="P20" svg:width="0.043cm" svg:height="0.043cm" svg:x="6.033cm" svg:y="0.19cm" svg:viewBox="0 0 44 44" svg:d="M44 22c0-12-10-22-22-22-14 0-22 8-22 22 0 12 8 22 22 22 12 0 22-9 22-22z"><text:p/></draw:path><draw:path draw:style-name="gr4" draw:text-style-name="P20" svg:width="0.28cm" svg:height="0.278cm" svg:x="6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20" svg:width="0.192cm" svg:height="0.19cm" svg:x="6.646cm" svg:y="0.131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4" draw:text-style-name="P20" svg:width="0.107cm" svg:height="0.195cm" svg:x="6.883cm" svg:y="0.185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4" draw:text-style-name="P20" svg:width="0.097cm" svg:height="0.42cm" svg:x="7.065cm" svg:y="0.001cm" svg:viewBox="0 0 98 421" svg:d="M98 210c0-32-4-83-27-131-27-51-63-79-66-79s-5 2-5 5c0 1 0 1 8 9 41 41 65 109 65 196 0 71-15 146-67 199-6 6-6 6-6 7 0 2 2 5 5 5s42-29 67-83c20-46 26-93 26-128z"><text:p/></draw:path><draw:path draw:style-name="gr4" draw:text-style-name="P20" svg:width="0.209cm" svg:height="0.19cm" svg:x="7.217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20" svg:width="0.137cm" svg:height="0.201cm" svg:x="7.461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4" draw:text-style-name="P20" svg:width="0.28cm" svg:height="0.278cm" svg:x="7.752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20" svg:width="0.192cm" svg:height="0.19cm" svg:x="8.167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20" svg:width="0.136cm" svg:height="0.201cm" svg:x="8.388cm" svg:y="0.185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4" draw:text-style-name="P20" svg:width="0.097cm" svg:height="0.42cm" svg:x="8.586cm" svg:y="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5"><text:tab/>Write a C program to evaluate a polynomial using Horner’s rule.</text:p>
      <text:p text:style-name="P6"><draw:custom-shape text:anchor-type="paragraph" draw:z-index="15" draw:name="形狀 1" draw:style-name="gr6" draw:text-style-name="P21" svg:width="14.632cm" svg:height="1.599cm" svg:x="0.933cm" svg:y="0.305cm"><text:p/><draw:enhanced-geometry svg:viewBox="0 0 21600 21600" draw:type="rectangle" draw:enhanced-path="M 0 0 L 21600 0 21600 21600 0 21600 0 0 Z N"/></draw:custom-shape><text:tab/><text:line-break/><text:tab/><text:span text:style-name="T6">Input:</text:span><text:span text:style-name="T5"> </text:span><text:span text:style-name="T5"><draw:g text:anchor-type="as-char" svg:y="-0.187cm" draw:z-index="9" draw:name="形狀4" draw:style-name="gr1"><svg:title>TexMaths</svg:title><svg:desc>12§display§a_n§svg§600§FALSE§</svg:desc><draw:g draw:style-name="gr2"><draw:path draw:style-name="gr3" draw:text-style-name="P19" svg:width="0.372cm" svg:height="0.207cm" svg:x="0.006cm" svg:y="0.023cm" svg:viewBox="0 0 373 208" svg:d="M188 208c-63 0-125 0-188 0 0-69 0-138 0-208 124 0 249 0 373 0 0 70 0 139 0 208-62 0-124 0-185 0z"><text:p/></draw:path><draw:path draw:style-name="gr4" draw:text-style-name="P20" svg:width="0.193cm" svg:height="0.189cm" svg:x="0.001cm" svg:y="0.001cm" svg:viewBox="0 0 194 190" svg:d="M141 28c-8-16-21-28-39-28-49 0-102 62-102 124 0 38 23 66 57 66 8 0 28-3 54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4" draw:text-style-name="P20" svg:width="0.179cm" svg:height="0.132cm" svg:x="0.22cm" svg:y="0.12cm" svg:viewBox="0 0 180 133" svg:d="M22 112c-2 3-3 11-3 12 0 6 5 9 10 9 6 0 11-4 12-7s3-12 5-18c1-5 4-19 7-26 1-6 4-14 5-20 2-12 3-14 12-26 8-12 21-28 44-28 17 0 17 16 17 21 0 18-12 50-17 64-3 7-5 10-5 15 0 16 14 25 28 25 30 0 43-40 43-45 0-4-3-4-4-4-5 0-5 3-6 5-7 24-20 36-32 36-6 0-7-4-7-11 0-6 1-9 7-23 4-9 16-41 16-57 0-29-23-34-39-34-25 0-40 16-50 28-1-21-19-28-31-28s-20 10-23 17c-7 11-11 27-11 29 0 3 4 3 5 3 5 0 5-1 7-8 4-18 10-33 20-33 9 0 11 8 11 15 0 6-3 17-5 25-2 7-6 19-7 27-3 12-6 24-9 37z"><text:p/></draw:path></draw:g></draw:g></text:span><text:span text:style-name="T5"><text:s/></text:span><text:span text:style-name="T5"><draw:g text:anchor-type="as-char" svg:y="-0.162cm" draw:z-index="10" draw:name="形狀5" draw:style-name="gr1"><svg:title>TexMaths</svg:title><svg:desc>12§display§a_{n-1}§svg§600§FALSE§</svg:desc><draw:g draw:style-name="gr2"><draw:path draw:style-name="gr3" draw:text-style-name="P19" svg:width="0.789cm" svg:height="0.207cm" svg:x="0.006cm" svg:y="0.021cm" svg:viewBox="0 0 790 208" svg:d="M0 0c263 0 527 0 790 0 0 70 0 138 0 208-263 0-527 0-790 0 0-70 0-138 0-208z"><text:p/></draw:path><draw:path draw:style-name="gr4" draw:text-style-name="P20" svg:width="0.192cm" svg:height="0.189cm" svg:x="0.001cm" svg:y="0cm" svg:viewBox="0 0 193 190" svg:d="M140 26c-7-15-20-26-38-26-49 0-102 63-102 124 0 38 23 66 56 66 9 0 29-2 54-31 4 17 20 31 39 31 15 0 25-9 31-23 7-15 13-41 13-41 0-4-3-4-5-4-4 0-4 2-6 7-7 26-15 52-32 52-11 0-12-11-12-20s0-13 5-31c5-17 6-20 9-37 5-21 10-40 15-59 3-11 3-12 3-15 0-6-4-11-12-11-10 0-16 10-18 18zM113 135c-3 8-3 8-9 15-18 23-36 31-48 31-20 0-26-23-26-40 0-19 13-72 23-92 13-24 32-39 49-39 28 0 34 33 34 37 0 2-2 5-2 7-7 27-14 54-21 81z"><text:p/></draw:path><draw:path draw:style-name="gr4" draw:text-style-name="P20" svg:width="0.179cm" svg:height="0.131cm" svg:x="0.22cm" svg:y="0.119cm" svg:viewBox="0 0 180 132" svg:d="M23 112c-1 4-4 11-4 12 0 6 6 8 11 8s10-2 11-6c1-2 3-10 6-18 1-5 3-19 6-26 1-6 3-12 5-19 3-12 3-15 12-27 8-12 22-28 44-28 18 0 18 16 18 21 0 18-13 50-18 64-2 8-4 10-4 15 0 16 12 24 28 24 30 0 42-39 42-44 0-4-4-4-5-4-3 0-3 3-5 5-7 24-19 36-31 36-6 0-7-3-7-9 0-8 1-11 6-25 4-9 16-40 16-57 0-29-23-34-39-34-24 0-41 16-49 28-2-21-19-28-32-28-12 0-20 10-23 17-6 11-11 28-11 29 0 3 4 2 5 3 5 0 5-1 7-8 4-18 10-33 22-33 7 0 9 8 9 15 0 6-2 17-5 25-2 7-4 19-7 27-2 12-6 24-8 37z"><text:p/></draw:path><draw:path draw:style-name="gr4" draw:text-style-name="P20" svg:width="0.198cm" svg:height="0.013cm" svg:x="0.446cm" svg:y="0.169cm" svg:viewBox="0 0 199 14" svg:d="M187 14c5 0 12 0 12-7s-7-7-12-7c-59 0-116 0-175 0-5 0-12 0-12 7s6 7 12 7c59 0 116 0 175 0z"><text:p/></draw:path><draw:path draw:style-name="gr4" draw:text-style-name="P20" svg:width="0.106cm" svg:height="0.194cm" svg:x="0.71cm" svg:y="0.056cm" svg:viewBox="0 0 107 195" svg:d="M66 7c0-7 0-7-8-7-20 18-46 18-58 18 0 4 0 7 0 11 6 0 26 0 42-9 0 50 0 100 0 150 0 11 0 14-29 14-3 0-8 0-12 0 0 4 0 7 0 11 6-1 42-1 53-1 10 0 47 0 53 1 0-4 0-7 0-11-4 0-7 0-11 0-30 0-30-3-30-14 0-54 0-109 0-163z"><text:p/></draw:path></draw:g></draw:g></text:span><text:span text:style-name="T5"><text:s/>… </text:span><text:span text:style-name="T5"><draw:g text:anchor-type="as-char" svg:y="-0.183cm" draw:z-index="11" draw:name="形狀6" draw:style-name="gr1"><svg:title>TexMaths</svg:title><svg:desc>12§display§a_1§svg§600§FALSE§</svg:desc><draw:g draw:style-name="gr2"><draw:path draw:style-name="gr3" draw:text-style-name="P19" svg:width="0.316cm" svg:height="0.204cm" svg:x="0.006cm" svg:y="0.026cm" svg:viewBox="0 0 317 205" svg:d="M159 205c-54 0-106 0-159 0 0-69 0-137 0-205 105 0 212 0 317 0 0 68 0 136 0 205-52 0-105 0-158 0z"><text:p/></draw:path><draw:path draw:style-name="gr4" draw:text-style-name="P20" svg:width="0.192cm" svg:height="0.188cm" svg:x="0.001cm" svg:y="0cm" svg:viewBox="0 0 193 189" svg:d="M140 28c-7-16-19-28-38-28-49 0-102 62-102 123 0 39 24 66 56 66 9 0 29-1 55-31 3 17 18 31 37 31 16 0 26-10 32-23 7-15 13-39 13-40 0-4-4-4-5-4-5 0-5 1-6 7-7 27-14 50-32 50-11 0-12-10-12-19s0-12 5-30c4-16 5-21 9-37 5-20 10-39 16-58 2-12 2-13 2-15 0-7-5-12-12-12-11 0-17 10-18 20zM113 135c-2 7-2 7-9 15-18 24-36 29-47 29-21 0-27-22-27-39 0-19 13-71 23-90 13-25 32-40 49-40 27 0 33 34 33 37 0 2-1 4-1 7-7 26-14 54-21 81z"><text:p/></draw:path><draw:path draw:style-name="gr4" draw:text-style-name="P20" svg:width="0.107cm" svg:height="0.193cm" svg:x="0.237cm" svg:y="0.056cm" svg:viewBox="0 0 108 194" svg:d="M67 8c0-8-1-8-8-8-19 18-47 19-59 19 0 4 0 6 0 10 7 0 28 0 43-9 0 51 0 101 0 150 0 9 0 13-30 13-3 0-7 0-11 0 0 4 0 7 0 11 6 0 42-1 53-1 8 0 46 1 53 1 0-4 0-7 0-11-5 0-9 0-12 0-29 0-29-4-29-13 0-54 0-108 0-162z"><text:p/></draw:path></draw:g></draw:g></text:span><text:span text:style-name="T5"><text:s/></text:span><text:span text:style-name="T5"><draw:g text:anchor-type="as-char" svg:y="-0.187cm" draw:z-index="12" draw:name="形狀7" draw:style-name="gr1"><svg:title>TexMaths</svg:title><svg:desc>12§display§a_0§svg§600§FALSE§</svg:desc><draw:g draw:style-name="gr2"><draw:path draw:style-name="gr3" draw:text-style-name="P19" svg:width="0.328cm" svg:height="0.209cm" svg:x="0.006cm" svg:y="0.023cm" svg:viewBox="0 0 329 210" svg:d="M165 210c-55 0-110 0-165 0 0-69 0-140 0-210 110 0 219 0 329 0 0 70 0 141 0 210-55 0-110 0-164 0z"><text:p/></draw:path><draw:path draw:style-name="gr4" draw:text-style-name="P20" svg:width="0.192cm" svg:height="0.188cm" svg:x="0.001cm" svg:y="0.001cm" svg:viewBox="0 0 193 189" svg:d="M140 28c-7-16-20-28-38-28-49 0-102 62-102 124 0 37 23 65 56 65 9 0 29-2 54-32 4 18 18 32 38 32 15 0 24-10 31-23 8-15 9-27 14-40 0-5-5-5-6-5-4 0-4 3-6 8-6 26-15 51-31 51-12 0-14-11-14-19 0-10 2-13 6-30 5-18 5-22 10-38 5-21 10-40 14-59 4-11 4-12 4-14 0-7-6-12-12-12-11 0-17 10-18 20zM112 136c-2 7-2 7-8 14-18 23-36 30-48 30-20 0-26-23-26-38 0-22 13-74 23-93 13-24 32-39 49-39 27 0 33 33 33 37 0 2-1 5-1 7-7 27-14 54-22 82z"><text:p/></draw:path><draw:path draw:style-name="gr4" draw:text-style-name="P20" svg:width="0.135cm" svg:height="0.198cm" svg:x="0.22cm" svg:y="0.055cm" svg:viewBox="0 0 136 199" svg:d="M136 101c0-33-3-55-18-76-8-14-26-25-50-25-68 0-68 79-68 101s0 98 68 98 68-76 68-98zM68 191c-13 0-31-8-37-32-5-16-5-40-5-62 0-21 0-44 5-60 6-23 25-30 37-30 16 0 31 11 36 28 5 15 6 36 6 62 0 22 0 44-5 60-6 28-25 34-37 34z"><text:p/></draw:path></draw:g></draw:g></text:span><text:span text:style-name="T5"><text:s/></text:span><text:span text:style-name="T5"><draw:g text:anchor-type="as-char" svg:y="-0.189cm" draw:z-index="13" draw:name="形狀8" draw:style-name="gr1"><svg:title>TexMaths</svg:title><svg:desc>12§display§x§svg§600§FALSE§</svg:desc><draw:g draw:style-name="gr2"><draw:path draw:style-name="gr3" draw:text-style-name="P19" svg:width="0.176cm" svg:height="0.144cm" svg:x="0.01cm" svg:y="0.022cm" svg:viewBox="0 0 177 145" svg:d="M0 0c59 0 118 0 177 0 0 48 0 97 0 145-59 0-118 0-177 0 0-48 0-97 0-145z"><text:p/></draw:path><draw:path draw:style-name="gr4" draw:text-style-name="P20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5"><text:s/>(float numbers separated by space)</text:span></text:p>
      <text:p text:style-name="P6"><text:tab/><text:span text:style-name="T6">output:</text:span><text:span text:style-name="T5"> </text:span><text:span text:style-name="T5"><draw:g text:anchor-type="as-char" svg:y="-0.314cm" draw:z-index="14" draw:name="形狀9" draw:style-name="gr1"><svg:title>TexMaths</svg:title><svg:desc>12§display§A(x)§svg§600§FALSE§</svg:desc><draw:g draw:style-name="gr2"><draw:path draw:style-name="gr3" draw:text-style-name="P19" svg:width="0.797cm" svg:height="0.375cm" svg:x="0.008cm" svg:y="0.022cm" svg:viewBox="0 0 798 376" svg:d="M0 0c266 0 532 0 798 0 0 125 0 251 0 376-266 0-532 0-798 0 0-125 0-251 0-376z"><text:p/></draw:path><draw:path draw:style-name="gr4" draw:text-style-name="P20" svg:width="0.288cm" svg:height="0.3cm" svg:x="0.001cm" svg:y="0.014cm" svg:viewBox="0 0 289 301" svg:d="M61 251c-17 29-33 35-51 36-6 0-10 0-10 9 0 2 2 5 6 5 11 0 24-3 36-3 14 0 29 3 42 3 2 0 8 0 8-9 0-5-3-5-7-5-9-1-19-5-19-15 0-5 2-10 6-16 11-17 20-35 31-52 35 0 70 0 106 0 1 8 7 65 7 69 0 13-22 14-30 14-6 0-11 0-11 9 0 3 4 3 6 5 18 0 36-3 53-3 11 0 37 3 48 3 2 0 7 0 7-10 0-4-3-4-9-4-27 0-27-3-28-15-8-87-17-175-25-262-1-9-1-10-9-10-6 0-8 2-10 7-50 82-98 164-147 244zM112 191c27-47 55-94 82-139 4 45 9 92 14 139-33 0-65 0-96 0z"><text:p/></draw:path><draw:path draw:style-name="gr4" draw:text-style-name="P20" svg:width="0.097cm" svg:height="0.419cm" svg:x="0.344cm" svg:y="0cm" svg:viewBox="0 0 98 420" svg:d="M98 415c0-2 0-2-7-9-53-53-67-132-67-196 0-73 17-146 68-199 6-5 6-5 6-7 0-3-2-4-4-4-4 0-42 29-68 82-21 47-26 93-26 128 0 32 5 83 28 130 25 52 62 80 66 80 2 0 4-2 4-5z"><text:p/></draw:path><draw:path draw:style-name="gr4" draw:text-style-name="P20" svg:width="0.209cm" svg:height="0.189cm" svg:x="0.477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4" draw:text-style-name="P20" svg:width="0.096cm" svg:height="0.419cm" svg:x="0.73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<text:list xml:id="list21275980090304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3">(</text:span><text:span text:style-name="T4">3</text:span><text:span text:style-name="T3">0%) </text:span>A<text:span text:style-name="T3">ckerman’s function </text:span><text:span text:style-name="T3"><draw:g text:anchor-type="as-char" svg:y="-0.314cm" draw:z-index="3" draw:name="形狀4" draw:style-name="gr1"><svg:title>TexMaths</svg:title><svg:desc>12§display§A(m, n)§svg§600§FALSE§</svg:desc><draw:g draw:style-name="gr2"><draw:path draw:style-name="gr3" draw:text-style-name="P19" svg:width="1.366cm" svg:height="0.376cm" svg:x="0.007cm" svg:y="0.023cm" svg:viewBox="0 0 1367 377" svg:d="M685 377c-229 0-457 0-685 0 0-126 0-251 0-377 456 0 911 0 1367 0 0 126 0 251 0 377-228 0-456 0-682 0z"><text:p/></draw:path><draw:path draw:style-name="gr4" draw:text-style-name="P20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4" draw:text-style-name="P20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20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4" draw:text-style-name="P20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4" draw:text-style-name="P20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4" draw:text-style-name="P20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3"><text:s/>is defined as: </text:span></text:p>
          <text:list>
            <text:list-item>
              <text:list>
                <text:list-item>
                  <text:list>
                    <text:list-header>
                      <text:p text:style-name="P12"><draw:g text:anchor-type="as-char" svg:y="-0.863cm" draw:z-index="21" draw:name="形狀10" draw:style-name="gr1"><svg:title>TexMaths</svg:title><svg:desc>12§inline§A(m,n) = \left\{\begin{array}{ll}
n+1, &amp; \mbox{ if } m= 0 \\
A(m-1, 1), &amp; \mbox{ if } n = 0\\
A(m-1, A(m, n-1)), &amp; \mbox{ otherwise}.
\end{array}\right.§svg§600§FALSE§</svg:desc><draw:g draw:style-name="gr2"><draw:path draw:style-name="gr3" draw:text-style-name="P19" svg:width="9.165cm" svg:height="1.471cm" svg:x="0.006cm" svg:y="0.018cm" svg:viewBox="0 0 9166 1472" svg:d="M0 0c3055 0 6111 0 9166 0 0 491 0 981 0 1472-3055 0-6111 0-9166 0 0-491 0-981 0-1472z"><text:p/></draw:path><draw:path draw:style-name="gr4" draw:text-style-name="P20" svg:width="0.288cm" svg:height="0.3cm" svg:x="-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4" draw:text-style-name="P20" svg:width="0.097cm" svg:height="0.42cm" svg:x="0.342cm" svg:y="0.549cm" svg:viewBox="0 0 98 421" svg:d="M98 416c0-1 0-1-7-8-53-54-66-133-66-198 0-73 16-146 67-199 6-5 6-6 6-7 0-3-2-4-4-4-4 0-42 28-68 82-20 46-26 93-26 128 0 34 5 84 29 132 25 52 61 79 65 79 2 0 4-1 4-5z"><text:p/></draw:path><draw:path draw:style-name="gr4" draw:text-style-name="P20" svg:width="0.345cm" svg:height="0.19cm" svg:x="0.476cm" svg:y="0.676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4" draw:text-style-name="P20" svg:width="0.048cm" svg:height="0.125cm" svg:x="0.871cm" svg:y="0.817cm" svg:viewBox="0 0 49 126" svg:d="M49 44c0-28-11-44-26-44s-23 11-23 22c0 12 8 22 23 22 5 0 9-1 14-6 1 0 1-1 3-1 0 3 0 1 0 7 0 32-15 56-29 70-5 4-4 6-4 7 0 3 1 5 4 5 5 0 38-32 38-82z"><text:p/></draw:path><draw:path draw:style-name="gr4" draw:text-style-name="P20" svg:width="0.228cm" svg:height="0.19cm" svg:x="1.035cm" svg:y="0.676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4" draw:text-style-name="P20" svg:width="0.096cm" svg:height="0.42cm" svg:x="1.3cm" svg:y="0.549cm" svg:viewBox="0 0 97 421" svg:d="M97 210c0-32-3-84-27-131-26-53-62-79-66-79-3 0-4 1-4 4 0 1 0 2 8 9 41 42 65 109 65 197 0 72-15 146-68 199-5 6-5 6-5 7 0 3 1 5 4 5 4 0 43-29 67-83 21-45 26-92 26-128z"><text:p/></draw:path><draw:path draw:style-name="gr4" draw:text-style-name="P20" svg:width="0.28cm" svg:height="0.097cm" svg:x="1.581cm" svg:y="0.706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20" svg:width="0.139cm" svg:height="0.383cm" svg:x="2.164cm" svg:y="0cm" svg:viewBox="0 0 140 384" svg:d="M50 191c0-35 10-115 84-168 6-5 6-5 6-12 0-10 0-11-10-11-3 0-4 0-6 0-92 49-124 128-124 191 0 60 0 120 0 181 0 11 0 12 12 12 8 0 18 0 26 0 12 0 12-1 12-12 0-61 0-121 0-181z"><text:p/></draw:path><draw:path draw:style-name="gr4" draw:text-style-name="P20" svg:width="0.139cm" svg:height="0.764cm" svg:x="2.074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4" draw:text-style-name="P20" svg:width="0.139cm" svg:height="0.382cm" svg:x="2.164cm" svg:y="1.131cm" svg:viewBox="0 0 140 383" svg:d="M130 383c10 0 10 0 10-10 0-8 0-8-1-9-13-10-44-32-63-70-17-32-26-65-26-102 0-60 0-121 0-181 0-11 0-11-12-11-8 0-18 0-26 0-12 0-12 0-12 11 0 60 0 121 0 181 0 62 32 143 124 191 2 0 3 0 6 0z"><text:p/></draw:path><draw:path draw:style-name="gr4" draw:text-style-name="P20" svg:width="0.228cm" svg:height="0.19cm" svg:x="2.599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4" draw:text-style-name="P20" svg:width="0.28cm" svg:height="0.28cm" svg:x="2.958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4" draw:text-style-name="P20" svg:width="0.138cm" svg:height="0.28cm" svg:x="3.394cm" svg:y="0.071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4" draw:text-style-name="P20" svg:width="0.048cm" svg:height="0.125cm" svg:x="3.604cm" svg:y="0.309cm" svg:viewBox="0 0 49 126" svg:d="M49 44c0-28-11-44-27-44-14 0-22 11-22 22 0 12 8 22 22 22 4 0 10-1 14-6 2 0 1-1 2-1 2 0 2 1 2 7 0 32-15 57-29 70-5 5-5 6-5 7 0 3 2 5 5 5 5 0 38-32 38-82z"><text:p/></draw:path><draw:path draw:style-name="gr4" draw:text-style-name="P20" svg:width="0.09cm" svg:height="0.281cm" svg:x="7.389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4" draw:text-style-name="P20" svg:width="0.136cm" svg:height="0.297cm" svg:x="7.507cm" svg:y="0.055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4" draw:text-style-name="P20" svg:width="0.345cm" svg:height="0.19cm" svg:x="7.774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4" draw:text-style-name="P20" svg:width="0.28cm" svg:height="0.097cm" svg:x="8.273cm" svg:y="0.198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20" svg:width="0.177cm" svg:height="0.289cm" svg:x="8.712cm" svg:y="0.07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4" draw:text-style-name="P20" svg:width="0.289cm" svg:height="0.3cm" svg:x="2.602cm" svg:y="0.556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4" draw:text-style-name="P20" svg:width="0.096cm" svg:height="0.42cm" svg:x="2.946cm" svg:y="0.542cm" svg:viewBox="0 0 97 421" svg:d="M97 418c0-2 0-3-7-10-53-53-66-133-66-197 0-73 16-147 67-199 6-6 6-6 6-7 0-4-1-5-3-5-5 0-44 29-68 83-21 45-26 92-26 128 0 33 4 84 28 131 25 52 61 79 66 79 2 0 3-1 3-3z"><text:p/></draw:path><draw:path draw:style-name="gr4" draw:text-style-name="P20" svg:width="0.343cm" svg:height="0.19cm" svg:x="3.081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4" draw:text-style-name="P20" svg:width="0.257cm" svg:height="0.016cm" svg:x="3.567cm" svg:y="0.743cm" svg:viewBox="0 0 258 17" svg:d="M244 17c7 0 14 0 14-9 0-8-7-8-14-8-77 0-153 0-230 0-6 0-14 0-14 8 0 9 8 9 14 9 77 0 153 0 230 0z"><text:p/></draw:path><draw:path draw:style-name="gr4" draw:text-style-name="P20" svg:width="0.138cm" svg:height="0.279cm" svg:x="3.9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4" draw:text-style-name="P20" svg:width="0.048cm" svg:height="0.125cm" svg:x="4.2cm" svg:y="0.81cm" svg:viewBox="0 0 49 126" svg:d="M49 44c0-27-9-44-26-44-15 0-23 11-23 23 0 11 8 21 23 21 5 0 11-1 14-4 1-2 1-2 3-2 0 3 1 0 1 6 0 32-16 57-29 71-5 5-5 5-5 6 0 4 3 5 4 5 5 0 38-32 38-82z"><text:p/></draw:path><draw:path draw:style-name="gr4" draw:text-style-name="P20" svg:width="0.138cm" svg:height="0.279cm" svg:x="4.39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4" draw:text-style-name="P20" svg:width="0.097cm" svg:height="0.42cm" svg:x="4.587cm" svg:y="0.542cm" svg:viewBox="0 0 98 421" svg:d="M98 211c0-33-4-84-28-132-26-51-62-79-65-79-4 0-5 1-5 5 0 1 0 1 8 9 41 41 65 108 65 197 0 72-15 147-67 199-6 5-6 6-6 8s1 3 5 3c3 0 42-29 66-81 21-47 27-94 27-129z"><text:p/></draw:path><draw:path draw:style-name="gr4" draw:text-style-name="P20" svg:width="0.048cm" svg:height="0.125cm" svg:x="4.762cm" svg:y="0.81cm" svg:viewBox="0 0 49 126" svg:d="M49 44c0-27-11-44-26-44s-23 11-23 23c0 11 8 21 23 21 5 0 9-1 14-4 1-2 1-2 3-2 0 3 0 0 0 6 0 32-15 57-29 71-4 5-4 5-4 6 0 4 1 5 4 5 5 0 38-32 38-82z"><text:p/></draw:path><draw:path draw:style-name="gr4" draw:text-style-name="P20" svg:width="0.09cm" svg:height="0.28cm" svg:x="7.389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4" draw:text-style-name="P20" svg:width="0.136cm" svg:height="0.295cm" svg:x="7.507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4" draw:text-style-name="P20" svg:width="0.228cm" svg:height="0.19cm" svg:x="7.774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4" draw:text-style-name="P20" svg:width="0.28cm" svg:height="0.097cm" svg:x="8.156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20" svg:width="0.177cm" svg:height="0.288cm" svg:x="8.594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4" draw:text-style-name="P20" svg:width="0.289cm" svg:height="0.301cm" svg:x="2.602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4" draw:text-style-name="P20" svg:width="0.096cm" svg:height="0.42cm" svg:x="2.946cm" svg:y="1.049cm" svg:viewBox="0 0 97 421" svg:d="M97 416c0-1 0-2-7-9-53-53-66-132-66-197 0-73 16-146 67-199 6-5 6-6 6-7 0-3-1-4-3-4-5 0-44 28-68 82-21 46-26 93-26 128 0 34 4 84 28 132 25 52 61 79 66 79 2 0 3-1 3-5z"><text:p/></draw:path><draw:path draw:style-name="gr4" draw:text-style-name="P20" svg:width="0.343cm" svg:height="0.19cm" svg:x="3.081cm" svg:y="1.177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4" draw:text-style-name="P20" svg:width="0.257cm" svg:height="0.016cm" svg:x="3.567cm" svg:y="1.251cm" svg:viewBox="0 0 258 17" svg:d="M244 17c7 0 14 0 14-9 0-8-7-8-14-8-77 0-153 0-230 0-6 0-14 0-14 8 0 9 8 9 14 9 77 0 153 0 230 0z"><text:p/></draw:path><draw:path draw:style-name="gr4" draw:text-style-name="P20" svg:width="0.138cm" svg:height="0.28cm" svg:x="3.992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4" draw:text-style-name="P20" svg:width="0.048cm" svg:height="0.125cm" svg:x="4.2cm" svg:y="1.318cm" svg:viewBox="0 0 49 126" svg:d="M49 44c0-28-9-44-26-44-15 0-23 10-23 22s8 22 23 22c5 0 11-1 14-6 1 0 1-1 3-1 0 3 1 1 1 7 0 32-16 57-29 70-5 5-5 6-5 7 0 3 3 5 4 5 5 0 38-32 38-82z"><text:p/></draw:path><draw:path draw:style-name="gr4" draw:text-style-name="P20" svg:width="0.288cm" svg:height="0.301cm" svg:x="4.367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4" draw:text-style-name="P20" svg:width="0.096cm" svg:height="0.42cm" svg:x="4.709cm" svg:y="1.049cm" svg:viewBox="0 0 97 421" svg:d="M97 416c0-1 0-2-7-9-53-53-66-132-66-197 0-73 16-146 68-199 5-5 5-6 5-7 0-3-1-4-3-4-5 0-42 28-68 82-21 46-26 93-26 128 0 34 5 84 28 132 25 52 61 79 66 79 2 0 3-1 3-5z"><text:p/></draw:path><draw:path draw:style-name="gr4" draw:text-style-name="P20" svg:width="0.345cm" svg:height="0.19cm" svg:x="4.844cm" svg:y="1.177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4" draw:text-style-name="P20" svg:width="0.048cm" svg:height="0.125cm" svg:x="5.237cm" svg:y="1.318cm" svg:viewBox="0 0 49 126" svg:d="M49 44c0-28-9-44-26-44-15 0-23 10-23 22s8 22 23 22c5 0 11-1 14-6 1 0 1-1 3-1 0 3 1 1 1 7 0 32-16 57-29 70-5 5-5 6-5 7 0 3 3 5 4 5 5 0 38-32 38-82z"><text:p/></draw:path><draw:path draw:style-name="gr4" draw:text-style-name="P20" svg:width="0.228cm" svg:height="0.19cm" svg:x="5.4cm" svg:y="1.177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4" draw:text-style-name="P20" svg:width="0.257cm" svg:height="0.016cm" svg:x="5.77cm" svg:y="1.251cm" svg:viewBox="0 0 258 17" svg:d="M244 17c7 0 14 0 14-9 0-8-7-8-14-8-76 0-153 0-228 0-8 0-16 0-16 8 0 9 8 9 16 9 75 0 152 0 228 0z"><text:p/></draw:path><draw:path draw:style-name="gr4" draw:text-style-name="P20" svg:width="0.138cm" svg:height="0.28cm" svg:x="6.195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4" draw:text-style-name="P20" svg:width="0.097cm" svg:height="0.42cm" svg:x="6.392cm" svg:y="1.049cm" svg:viewBox="0 0 98 421" svg:d="M98 210c0-32-4-84-27-131-25-53-63-79-66-79s-5 1-5 4c0 1 0 2 8 9 42 42 66 109 66 197 0 72-15 146-68 199-6 5-6 6-6 7 0 3 2 5 5 5s42-29 67-83c22-45 26-92 26-128z"><text:p/></draw:path><draw:path draw:style-name="gr4" draw:text-style-name="P20" svg:width="0.097cm" svg:height="0.42cm" svg:x="6.556cm" svg:y="1.049cm" svg:viewBox="0 0 98 421" svg:d="M98 210c0-32-4-84-28-131-26-53-62-79-65-79s-5 1-5 4c0 1 0 2 8 9 41 42 65 109 65 197 0 72-15 146-67 199-6 5-6 6-6 7 0 3 2 5 5 5s42-29 66-83c21-45 27-92 27-128z"><text:p/></draw:path><draw:path draw:style-name="gr4" draw:text-style-name="P20" svg:width="0.048cm" svg:height="0.125cm" svg:x="6.733cm" svg:y="1.318cm" svg:viewBox="0 0 49 126" svg:d="M49 44c0-28-11-44-26-44s-23 10-23 22 8 22 23 22c5 0 9-1 14-6 1 0 1-1 3-1 0 3 0 1 0 7 0 32-15 56-29 70-5 4-4 6-4 7 0 3 1 5 4 5 5 0 38-32 38-82z"><text:p/></draw:path><draw:path draw:style-name="gr4" draw:text-style-name="P20" svg:width="0.185cm" svg:height="0.192cm" svg:x="7.388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4" draw:text-style-name="P20" svg:width="0.131cm" svg:height="0.263cm" svg:x="7.594cm" svg:y="1.101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4" draw:text-style-name="P20" svg:width="0.21cm" svg:height="0.292cm" svg:x="7.765cm" svg:y="1.071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4" draw:text-style-name="P20" svg:width="0.162cm" svg:height="0.192cm" svg:x="7.996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4" draw:text-style-name="P20" svg:width="0.141cm" svg:height="0.185cm" svg:x="8.185cm" svg:y="1.177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4" draw:text-style-name="P20" svg:width="0.287cm" svg:height="0.185cm" svg:x="8.345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4" draw:text-style-name="P20" svg:width="0.089cm" svg:height="0.281cm" svg:x="8.656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4" draw:text-style-name="P20" svg:width="0.137cm" svg:height="0.192cm" svg:x="8.773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4" draw:text-style-name="P20" svg:width="0.162cm" svg:height="0.192cm" svg:x="8.937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4" draw:text-style-name="P20" svg:width="0.043cm" svg:height="0.043cm" svg:x="9.15cm" svg:y="1.318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8"><text:span text:style-name="T3"><text:tab/>This function grows very quickly for small values of </text:span><text:span text:style-name="T3"><draw:g text:anchor-type="as-char" svg:y="-0.189cm" draw:z-index="4" draw:name="形狀6" draw:style-name="gr1"><svg:title>TexMaths</svg:title><svg:desc>12§display§m§svg§600§FALSE§</svg:desc><draw:g draw:style-name="gr2"><draw:path draw:style-name="gr3" draw:text-style-name="P19" svg:width="0.31cm" svg:height="0.144cm" svg:x="0.01cm" svg:y="0.022cm" svg:viewBox="0 0 311 145" svg:d="M0 0c104 0 207 0 311 0 0 48 0 97 0 145-104 0-207 0-311 0 0-48 0-97 0-145z"><text:p/></draw:path><draw:path draw:style-name="gr4" draw:text-style-name="P20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3"><text:s/>and </text:span><text:span text:style-name="T3"><draw:g text:anchor-type="as-char" svg:y="-0.189cm" draw:z-index="5" draw:name="形狀7" draw:style-name="gr1"><svg:title>TexMaths</svg:title><svg:desc>12§display§n§svg§600§FALSE§</svg:desc><draw:g draw:style-name="gr2"><draw:path draw:style-name="gr3" draw:text-style-name="P19" svg:width="0.196cm" svg:height="0.144cm" svg:x="0.01cm" svg:y="0.022cm" svg:viewBox="0 0 197 145" svg:d="M0 0c65 0 131 0 197 0 0 48 0 97 0 145-66 0-132 0-197 0 0-48 0-97 0-145z"><text:p/></draw:path><draw:path draw:style-name="gr4" draw:text-style-name="P20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3">. Write a recursive (</text:span><text:span text:style-name="T4">15</text:span><text:span text:style-name="T3">%) and <text:tab/>iterative (</text:span><text:span text:style-name="T4">15</text:span><text:span text:style-name="T3">%) versions of this function.</text:span></text:p>
      <text:p text:style-name="P8"><draw:custom-shape text:anchor-type="paragraph" draw:z-index="19" draw:name="形狀 2" draw:style-name="gr5" draw:text-style-name="P21" svg:width="14.606cm" svg:height="1.599cm" svg:x="0.933cm" svg:y="-0.138cm"><text:p/><draw:enhanced-geometry svg:viewBox="0 0 21600 21600" draw:type="rectangle" draw:enhanced-path="M 0 0 L 21600 0 21600 21600 0 21600 0 0 Z N"/></draw:custom-shape><text:tab/><text:span text:style-name="T6">Input:</text:span><text:span text:style-name="T5"> <text:s/></text:span><text:span text:style-name="T5"><draw:g text:anchor-type="as-char" svg:y="-0.189cm" draw:z-index="17" draw:name="形狀10" draw:style-name="gr1"><svg:title>TexMaths</svg:title><svg:desc>12§display§m§svg§600§FALSE§</svg:desc><draw:g draw:style-name="gr2"><draw:path draw:style-name="gr3" draw:text-style-name="P19" svg:width="0.31cm" svg:height="0.144cm" svg:x="0.01cm" svg:y="0.022cm" svg:viewBox="0 0 311 145" svg:d="M0 0c104 0 207 0 311 0 0 48 0 97 0 145-104 0-207 0-311 0 0-48 0-97 0-145z"><text:p/></draw:path><draw:path draw:style-name="gr4" draw:text-style-name="P20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5"><text:s/></text:span><text:span text:style-name="T5"><draw:g text:anchor-type="as-char" svg:y="-0.189cm" draw:z-index="16" draw:name="形狀11" draw:style-name="gr1"><svg:title>TexMaths</svg:title><svg:desc>12§display§n§svg§600§FALSE§</svg:desc><draw:g draw:style-name="gr2"><draw:path draw:style-name="gr3" draw:text-style-name="P19" svg:width="0.196cm" svg:height="0.144cm" svg:x="0.01cm" svg:y="0.022cm" svg:viewBox="0 0 197 145" svg:d="M0 0c65 0 131 0 197 0 0 48 0 97 0 145-66 0-132 0-197 0 0-48 0-97 0-145z"><text:p/></draw:path><draw:path draw:style-name="gr4" draw:text-style-name="P20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5"><text:s/>(tw</text:span><text:span text:style-name="T7">o</text:span><text:span text:style-name="T5"> integers separated by space)</text:span></text:p>
      <text:p text:style-name="P6"><text:tab/><text:span text:style-name="T6">output:</text:span><text:span text:style-name="T5"> </text:span><text:span text:style-name="T5"><draw:g text:anchor-type="as-char" svg:y="-0.314cm" draw:z-index="18" draw:name="形狀12" draw:style-name="gr1"><svg:title>TexMaths</svg:title><svg:desc>12§inline§A(m,n)§svg§600§FALSE§</svg:desc><draw:g draw:style-name="gr2"><draw:path draw:style-name="gr3" draw:text-style-name="P19" svg:width="1.366cm" svg:height="0.376cm" svg:x="0.007cm" svg:y="0.023cm" svg:viewBox="0 0 1367 377" svg:d="M685 377c-229 0-457 0-685 0 0-126 0-251 0-377 456 0 911 0 1367 0 0 126 0 251 0 377-228 0-456 0-682 0z"><text:p/></draw:path><draw:path draw:style-name="gr4" draw:text-style-name="P20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4" draw:text-style-name="P20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20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4" draw:text-style-name="P20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4" draw:text-style-name="P20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4" draw:text-style-name="P20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8"><text:s/></text:p>
      <text:list xml:id="list212760084234607" text:continue-numbering="true" text:style-name="L1">
        <text:list-item>
          <text:p text:style-name="P13">(20%) Show that the following statements are correct. </text:p>
          <text:list>
            <text:list-item>
              <text:p text:style-name="P14"><draw:g text:anchor-type="as-char" svg:y="-0.365cm" draw:z-index="6" draw:name="形狀8" draw:style-name="gr1"><svg:title>TexMaths</svg:title><svg:desc>12§display§5n^2 – 6n = \Theta(n^2).§svg§600§FALSE§</svg:desc><draw:g draw:style-name="gr2"><draw:path draw:style-name="gr3" draw:text-style-name="P19" svg:width="3.022cm" svg:height="0.429cm" svg:x="0.001cm" svg:y="0.022cm" svg:viewBox="0 0 3023 430" svg:d="M0 0c1008 0 2015 0 3023 0 0 143 0 287 0 430-1008 0-2015 0-3023 0 0-143 0-287 0-430z"><text:p/></draw:path><draw:path draw:style-name="gr4" draw:text-style-name="P20" svg:width="0.167cm" svg:height="0.287cm" svg:x="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4" draw:text-style-name="P20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4" draw:text-style-name="P20" svg:width="0.13cm" svg:height="0.195cm" svg:x="0.461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4" draw:text-style-name="P20" svg:width="0.209cm" svg:height="0.009cm" svg:x="0.632cm" svg:y="0.251cm" svg:viewBox="0 0 210 10" svg:d="M0 0c70 0 140 0 210 0 0 4 0 6 0 10-70 0-140 0-210 0 0-4 0-6 0-10z"><text:p/></draw:path><draw:path draw:style-name="gr4" draw:text-style-name="P20" svg:width="0.173cm" svg:height="0.287cm" svg:x="0.861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4" draw:text-style-name="P20" svg:width="0.227cm" svg:height="0.189cm" svg:x="1.066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4" draw:text-style-name="P20" svg:width="0.279cm" svg:height="0.098cm" svg:x="1.448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4" draw:text-style-name="P20" svg:width="0.28cm" svg:height="0.304cm" svg:x="1.89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4" draw:text-style-name="P20" svg:width="0.096cm" svg:height="0.418cm" svg:x="2.237cm" svg:y="0.054cm" svg:viewBox="0 0 97 419" svg:d="M97 415c0-2 0-2-7-9-53-53-66-133-66-196 0-73 16-146 68-199 5-5 5-6 5-7 0-3-1-4-3-4-5 0-42 29-68 82-21 47-26 92-26 128 0 32 5 83 28 130 25 52 61 79 66 79 2 0 3-1 3-4z"><text:p/></draw:path><draw:path draw:style-name="gr4" draw:text-style-name="P20" svg:width="0.227cm" svg:height="0.189cm" svg:x="2.371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4" draw:text-style-name="P20" svg:width="0.13cm" svg:height="0.195cm" svg:x="2.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4" draw:text-style-name="P20" svg:width="0.096cm" svg:height="0.418cm" svg:x="2.825cm" svg:y="0.054cm" svg:viewBox="0 0 97 419" svg:d="M97 210c0-32-3-84-27-131-26-53-62-79-66-79-3 0-4 1-4 4 0 1 0 2 8 9 41 42 65 110 65 197 0 71-15 145-67 199-6 4-6 4-6 6 0 3 1 4 4 4 4 0 43-28 67-81 21-47 26-94 26-128z"><text:p/></draw:path><draw:path draw:style-name="gr4" draw:text-style-name="P20" svg:width="0.043cm" svg:height="0.043cm" svg:x="3.001cm" svg:y="0.323cm" svg:viewBox="0 0 44 44" svg:d="M44 23c0-12-10-23-22-23-14 0-22 11-22 23s8 21 22 21c12 0 22-9 22-21z"><text:p/></draw:path></draw:g></draw:g></text:p>
            </text:list-item>
            <text:list-item>
              <text:p text:style-name="P15"><draw:g text:anchor-type="as-char" svg:y="-0.314cm" draw:z-index="20" draw:name="形狀13" draw:style-name="gr1"><svg:title>TexMaths</svg:title><svg:desc>12§display§n! = O(n^n).§svg§600§FALSE§</svg:desc><draw:g draw:style-name="gr2"><draw:path draw:style-name="gr3" draw:text-style-name="P19" svg:width="2.11cm" svg:height="0.375cm" svg:x="0.01cm" svg:y="0.022cm" svg:viewBox="0 0 2111 376" svg:d="M0 0c704 0 1407 0 2111 0 0 125 0 251 0 376-704 0-1407 0-2111 0 0-125 0-251 0-376z"><text:p/></draw:path><draw:path draw:style-name="gr4" draw:text-style-name="P20" svg:width="0.228cm" svg:height="0.189cm" svg:x="0.001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20" svg:width="0.043cm" svg:height="0.3cm" svg:x="0.278cm" svg:y="0.014cm" svg:viewBox="0 0 44 301" svg:d="M29 212c5-63 11-127 15-190 0-15-10-22-21-22s-23 7-23 22c6 63 11 127 17 190 0 6 0 9 6 9 3 0 5-2 6-9zM44 278c0-12-9-23-21-23-13 0-23 11-23 23s10 23 23 23c12 0 21-11 21-23z"><text:p/></draw:path><draw:path draw:style-name="gr4" draw:text-style-name="P20" svg:width="0.279cm" svg:height="0.098cm" svg:x="0.5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20" svg:width="0.291cm" svg:height="0.303cm" svg:x="0.941cm" svg:y="0.019cm" svg:viewBox="0 0 292 304" svg:d="M292 113c0-67-46-113-108-113-92 0-184 95-184 194 0 68 47 110 108 110 89 0 184-91 184-191zM110 293c-42 0-70-33-70-87 0-20 4-81 38-130 29-44 70-66 103-66 35 0 72 24 72 86 0 30-11 96-53 147-20 25-55 50-90 50z"><text:p/></draw:path><draw:path draw:style-name="gr4" draw:text-style-name="P20" svg:width="0.097cm" svg:height="0.419cm" svg:x="1.294cm" svg:y="0cm" svg:viewBox="0 0 98 420" svg:d="M98 415c0-2 0-2-7-9-53-53-66-132-66-196 0-73 16-146 67-199 6-5 6-5 6-7 0-3-2-4-4-4-4 0-42 29-68 82-21 47-26 93-26 128 0 32 5 83 28 130 25 52 62 80 66 80 2 0 4-2 4-5z"><text:p/></draw:path><draw:path draw:style-name="gr4" draw:text-style-name="P20" svg:width="0.228cm" svg:height="0.189cm" svg:x="1.428cm" svg:y="0.13cm" svg:viewBox="0 0 229 190" svg:d="M25 161c-1 6-3 16-3 18 0 7 6 11 12 11 4 0 12-2 15-11 0-1 5-22 9-31 2-13 6-27 8-39 2-9 6-18 7-27 3-7 5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20" svg:width="0.18cm" svg:height="0.131cm" svg:x="1.683cm" svg:y="0.012cm" svg:viewBox="0 0 181 132" svg:d="M23 112c-1 3-4 11-4 12 0 6 6 8 11 8s10-3 11-6c1-2 3-12 6-18 1-6 5-19 6-26 2-7 3-13 5-21 3-12 3-14 13-26 7-11 21-27 43-27 18 0 18 15 18 21 0 18-13 50-18 62-2 9-4 11-4 16 0 16 14 25 28 25 30 0 43-39 43-44 0-4-3-3-5-4-4 0-4 1-6 5-7 24-19 36-31 36-6 0-7-5-7-11 0-7 1-11 6-24 4-8 16-40 16-56 0-29-22-34-39-34-24 0-41 14-49 26-2-20-19-26-31-26-13 0-21 10-24 16-6 10-11 27-11 28 0 5 5 5 6 5 4 0 4-1 6-9 5-17 10-32 22-32 7 0 9 6 9 15 0 5-2 15-5 24-2 7-4 20-6 26-3 12-6 26-9 39z"><text:p/></draw:path><draw:path draw:style-name="gr4" draw:text-style-name="P20" svg:width="0.096cm" svg:height="0.419cm" svg:x="1.923cm" svg:y="0cm" svg:viewBox="0 0 97 420" svg:d="M97 210c0-32-3-84-27-131-26-51-62-79-65-79-4 0-5 1-5 4 0 2 0 2 8 10 41 41 65 109 65 196 0 71-15 145-67 199-6 4-6 4-6 6 0 3 1 5 5 5 3 0 42-29 66-82 21-47 26-94 26-128z"><text:p/></draw:path><draw:path draw:style-name="gr4" draw:text-style-name="P20" svg:width="0.043cm" svg:height="0.045cm" svg:x="2.099cm" svg:y="0.269cm" svg:viewBox="0 0 44 46" svg:d="M44 23c0-12-10-23-22-23-14 0-22 11-22 23s8 23 22 23c12 0 22-11 22-23z"><text:p/></draw:path></draw:g></draw:g></text:p>
            </text:list-item>
            <text:list-item>
              <text:p text:style-name="P14"><draw:g text:anchor-type="as-char" svg:y="-0.365cm" draw:z-index="7" draw:name="形狀10" draw:style-name="gr1"><svg:title>TexMaths</svg:title><svg:desc>12§display§2n^2 + n\log n = \Theta(n^2).§svg§600§FALSE§</svg:desc><draw:g draw:style-name="gr2"><draw:path draw:style-name="gr3" draw:text-style-name="P19" svg:width="4.055cm" svg:height="0.429cm" svg:x="0.001cm" svg:y="0.022cm" svg:viewBox="0 0 4056 430" svg:d="M0 0c1352 0 2703 0 4056 0 0 143 0 287 0 430-1353 0-2704 0-4056 0 0-143 0-287 0-430z"><text:p/></draw:path><draw:path draw:style-name="gr4" draw:text-style-name="P20" svg:width="0.167cm" svg:height="0.278cm" svg:x="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4" draw:text-style-name="P20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20" svg:width="0.13cm" svg:height="0.195cm" svg:x="0.462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4" draw:text-style-name="P20" svg:width="0.28cm" svg:height="0.279cm" svg:x="0.75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4" draw:text-style-name="P20" svg:width="0.227cm" svg:height="0.189cm" svg:x="1.16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4" draw:text-style-name="P20" svg:width="0.093cm" svg:height="0.29cm" svg:x="1.485cm" svg:y="0.079cm" svg:viewBox="0 0 94 291" svg:d="M60 0c-20 1-40 4-60 5 0 5 0 8 0 13 29 0 32 4 32 24 0 72 0 145 0 218 0 19-4 19-32 19 0 5 0 8 0 12 13 0 36-1 47-1 9 0 31 1 47 1 0-4 0-7 0-12-29 0-34 0-34-19 0-87 0-173 0-260z"><text:p/></draw:path><draw:path draw:style-name="gr4" draw:text-style-name="P20" svg:width="0.186cm" svg:height="0.191cm" svg:x="1.599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4" draw:text-style-name="P20" svg:width="0.192cm" svg:height="0.275cm" svg:x="1.81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4" draw:text-style-name="P20" svg:width="0.228cm" svg:height="0.189cm" svg:x="2.096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4" draw:text-style-name="P20" svg:width="0.28cm" svg:height="0.098cm" svg:x="2.477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20" svg:width="0.28cm" svg:height="0.304cm" svg:x="2.923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4" draw:text-style-name="P20" svg:width="0.096cm" svg:height="0.418cm" svg:x="3.269cm" svg:y="0.054cm" svg:viewBox="0 0 97 419" svg:d="M97 415c0-2 0-2-7-9-53-53-66-133-66-196 0-73 16-146 68-199 5-5 5-6 5-7 0-3-1-4-3-4-5 0-44 29-68 82-21 47-26 92-26 128 0 32 4 83 28 130 25 52 61 79 66 79 2 0 3-1 3-4z"><text:p/></draw:path><draw:path draw:style-name="gr4" draw:text-style-name="P20" svg:width="0.227cm" svg:height="0.189cm" svg:x="3.404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4" draw:text-style-name="P20" svg:width="0.13cm" svg:height="0.195cm" svg:x="3.6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4" draw:text-style-name="P20" svg:width="0.096cm" svg:height="0.418cm" svg:x="3.857cm" svg:y="0.054cm" svg:viewBox="0 0 97 419" svg:d="M97 210c0-32-3-84-27-131-26-53-62-79-66-79-3 0-4 1-4 4 0 1 0 2 8 9 41 42 65 110 65 197 0 71-15 145-67 199-6 4-6 4-6 6 0 3 1 4 4 4 4 0 43-28 67-81 21-47 26-94 26-128z"><text:p/></draw:path><draw:path draw:style-name="gr4" draw:text-style-name="P20" svg:width="0.043cm" svg:height="0.043cm" svg:x="4.034cm" svg:y="0.323cm" svg:viewBox="0 0 44 44" svg:d="M44 23c0-12-10-23-22-23-14 0-22 11-22 23s8 21 22 21c12 0 22-9 22-21z"><text:p/></draw:path></draw:g></draw:g></text:p>
            </text:list-item>
            <text:list-item>
              <text:p text:style-name="P14"><draw:g text:anchor-type="as-char" svg:y="-0.653cm" draw:z-index="8" draw:name="形狀11" draw:style-name="gr1"><svg:title>TexMaths</svg:title><svg:desc>12§display§\sum_{i=0}^n i^2 = \Theta(n^3)§svg§600§FALSE§</svg:desc><draw:g draw:style-name="gr2"><draw:path draw:style-name="gr3" draw:text-style-name="P19" svg:width="2.587cm" svg:height="1.116cm" svg:x="0.001cm" svg:y="0.018cm" svg:viewBox="0 0 2588 1117" svg:d="M1295 1117c-432 0-863 0-1295 0 0-372 0-745 0-1117 863 0 1725 0 2588 0 0 372 0 745 0 1117-431 0-862 0-1293 0z"><text:p/></draw:path><draw:path draw:style-name="gr4" draw:text-style-name="P20" svg:width="0.179cm" svg:height="0.132cm" svg:x="0.194cm" svg:y="0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4" draw:text-style-name="P20" svg:width="0.56cm" svg:height="0.59cm" svg:x="0.003cm" svg:y="0.257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4" draw:text-style-name="P20" svg:width="0.088cm" svg:height="0.197cm" svg:x="0.025cm" svg:y="0.959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4" draw:text-style-name="P20" svg:width="0.216cm" svg:height="0.078cm" svg:x="0.151cm" svg:y="1.04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20" svg:width="0.136cm" svg:height="0.201cm" svg:x="0.404cm" svg:y="0.959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4" draw:text-style-name="P20" svg:width="0.111cm" svg:height="0.282cm" svg:x="0.671cm" svg:y="0.376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4" draw:text-style-name="P20" svg:width="0.129cm" svg:height="0.196cm" svg:x="0.823cm" svg:y="0.287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4" draw:text-style-name="P20" svg:width="0.28cm" svg:height="0.097cm" svg:x="1.134cm" svg:y="0.502cm" svg:viewBox="0 0 281 98" svg:d="M267 17c6 0 14 0 14-9 0-8-8-8-14-8-85 0-169 0-253 0-6 0-14 0-14 8 0 9 8 9 14 9 84 0 168 0 253 0zM267 98c6 0 14 0 14-8s-8-8-14-8c-85 0-169 0-253 0-6 0-14 0-14 8s8 8 14 8c84 0 168 0 253 0z"><text:p/></draw:path><draw:path draw:style-name="gr4" draw:text-style-name="P20" svg:width="0.279cm" svg:height="0.305cm" svg:x="1.578cm" svg:y="0.361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4" draw:text-style-name="P20" svg:width="0.097cm" svg:height="0.421cm" svg:x="1.924cm" svg:y="0.339cm" svg:viewBox="0 0 98 422" svg:d="M98 418c0-1 0-2-7-10-53-52-67-133-67-197 0-73 17-146 68-199 6-6 6-6 6-7 0-4-2-5-4-5-5 0-42 29-68 83-21 46-26 92-26 128 0 33 5 84 28 131 25 53 61 80 66 80 2 0 4-2 4-4z"><text:p/></draw:path><draw:path draw:style-name="gr4" draw:text-style-name="P20" svg:width="0.227cm" svg:height="0.19cm" svg:x="2.058cm" svg:y="0.471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4" draw:text-style-name="P20" svg:width="0.135cm" svg:height="0.201cm" svg:x="2.315cm" svg:y="0.287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4" draw:text-style-name="P20" svg:width="0.097cm" svg:height="0.421cm" svg:x="2.512cm" svg:y="0.339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4"/>
            </text:list-item>
          </text:list>
        </text:list-item>
        <text:list-item>
          <text:p text:style-name="P14">(20%) Show that the following statements are incorrect.</text:p>
          <text:list>
            <text:list-item>
              <text:p text:style-name="P16"><draw:g text:anchor-type="as-char" svg:y="-0.369cm" draw:z-index="23" draw:name="形狀14" draw:style-name="gr1"><svg:title>TexMaths</svg:title><svg:desc>12§display§2n^2 + 1 = O(n)§svg§600§FALSE§</svg:desc><draw:g draw:style-name="gr2"><draw:path draw:style-name="gr3" draw:text-style-name="P17" svg:width="2.769cm" svg:height="0.43cm" svg:x="-0.001cm" svg:y="0.021cm" svg:viewBox="0 0 2770 431" svg:d="M1386 431c-462 0-924 0-1386 0 0-144 0-287 0-431 923 0 1847 0 2770 0 0 144 0 287 0 431-461 0-923 0-1384 0z"><text:p/></draw:path><draw:path draw:style-name="gr4" draw:text-style-name="P18" svg:width="0.167cm" svg:height="0.279cm" svg:x="-0.001cm" svg:y="0.088cm" svg:viewBox="0 0 168 280" svg:d="M32 249c15-15 30-29 45-44 66-57 91-80 91-122 0-48-38-83-90-83-47 0-78 40-78 77 0 24 20 24 22 24 7 0 22-6 22-23 0-11-8-22-22-22-4 0-4 0-6 0 10-27 33-43 57-43 39 0 57 35 57 70 0 33-22 66-45 92-26 30-54 60-80 89-5 5-5 6-5 16 52 0 104 0 156 0 4-24 8-48 12-72-4 0-7 0-11 0-2 13-5 31-9 37-3 4-30 4-40 4-25 0-50 0-76 0z"><text:p/></draw:path><draw:path draw:style-name="gr4" draw:text-style-name="P18" svg:width="0.228cm" svg:height="0.19cm" svg:x="0.2cm" svg:y="0.183cm" svg:viewBox="0 0 229 191" svg:d="M25 161c-1 7-3 17-3 18 0 8 6 12 12 12 4 0 12-4 15-12 0-1 5-20 9-31 2-13 6-26 8-38 2-9 5-19 7-28 3-8 5-20 6-21 6-13 29-51 69-51 19 0 22 15 22 28 0 27-20 81-27 99-4 10-4 14-4 19 0 21 15 35 34 35 41 0 56-61 56-65 0-5-5-5-6-5-3 0-3 1-6 9-8 29-23 51-43 51-7 0-10-3-10-13 0-11 4-21 8-30 8-23 26-68 26-92 0-29-19-46-49-46-39 0-59 26-66 37-1-24-19-37-39-37-19 0-27 17-31 24-7 14-13 40-13 41 0 5 4 3 5 5 5 0 5-2 7-10 7-30 16-50 31-50 9 0 13 4 13 19 0 8-1 13-7 35-8 32-15 64-24 97z"><text:p/></draw:path><draw:path draw:style-name="gr4" draw:text-style-name="P18" svg:width="0.13cm" svg:height="0.195cm" svg:x="0.46cm" svg:y="0cm" svg:viewBox="0 0 131 196" svg:d="M131 143c-4 0-6 0-10 0-1 6-5 23-8 26-3 2-25 2-29 2-18 0-36 0-54 0 30-27 41-35 59-50 21-17 42-36 42-63 0-36-31-58-70-58-36 0-61 26-61 53 0 15 13 17 16 17 7 0 15-5 15-16 0-6-1-16-17-16 9-21 29-27 44-27 28 0 44 23 44 47 0 25-18 45-28 56-24 23-46 47-70 71-4 2-4 2-4 11 41 0 82 0 122 0 3-18 6-36 9-53z"><text:p/></draw:path><draw:path draw:style-name="gr4" draw:text-style-name="P18" svg:width="0.28cm" svg:height="0.278cm" svg:x="0.748cm" svg:y="0.123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4" draw:text-style-name="P18" svg:width="0.138cm" svg:height="0.279cm" svg:x="1.184cm" svg:y="0.088cm" svg:viewBox="0 0 139 280" svg:d="M86 12c0-11 0-12-9-12-27 28-64 28-77 28 0 4 0 8 0 13 8 0 34 0 55-11 0 72 0 144 0 217 0 15-1 20-39 20-5 0-9 0-14 0 0 4 0 9 0 13 15-1 52-1 69-1s54 0 68 1c0-4 0-9 0-13-5 0-8 0-13 0-38 0-40-5-40-20 0-79 0-157 0-235z"><text:p/></draw:path><draw:path draw:style-name="gr4" draw:text-style-name="P18" svg:width="0.279cm" svg:height="0.097cm" svg:x="1.497cm" svg:y="0.213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8" svg:width="0.291cm" svg:height="0.304cm" svg:x="1.939cm" svg:y="0.072cm" svg:viewBox="0 0 292 305" svg:d="M292 113c0-67-45-113-108-113-92 0-184 95-184 193 0 69 48 112 108 112 90 0 184-91 184-192zM110 294c-42 0-70-35-70-89 0-18 6-80 38-129 29-44 70-65 103-65 35 0 73 23 73 85 0 31-12 96-54 149-19 24-54 49-90 49z"><text:p/></draw:path><draw:path draw:style-name="gr4" draw:text-style-name="P18" svg:width="0.097cm" svg:height="0.419cm" svg:x="2.293cm" svg:y="0.054cm" svg:viewBox="0 0 98 420" svg:d="M98 416c0-2 0-2-7-9-53-54-66-133-66-197 0-73 16-146 67-199 6-5 6-5 6-6 0-4-1-5-4-5-4 0-42 29-66 82-22 46-28 93-28 128 0 34 5 83 29 131 25 52 61 79 65 79 3 0 4-1 4-4z"><text:p/></draw:path><draw:path draw:style-name="gr4" draw:text-style-name="P18" svg:width="0.227cm" svg:height="0.19cm" svg:x="2.428cm" svg:y="0.183cm" svg:viewBox="0 0 228 191" svg:d="M24 161c-1 7-4 17-4 18 0 8 6 12 12 12s14-4 16-12c1-1 6-20 8-31 4-13 6-26 10-38 2-9 5-19 7-28 1-8 5-20 5-21 7-13 29-51 70-51 18 0 21 15 21 28 0 27-20 81-26 99-5 10-5 14-5 19 0 21 14 35 35 35 39 0 55-61 55-65 0-5-4-5-5-5-5 0-5 1-7 9-8 29-22 51-42 51-7 0-11-3-11-13 0-11 4-21 9-30 7-23 25-68 25-92 0-29-18-46-48-46-39 0-59 26-66 37-3-24-21-37-40-37-20 0-26 17-31 24-7 14-12 40-12 41 0 5 4 5 5 5 3 0 5-2 7-10 7-30 16-50 30-50 8 0 13 4 13 19 0 8-1 13-6 35-8 32-17 64-25 97z"><text:p/></draw:path><draw:path draw:style-name="gr4" draw:text-style-name="P18" svg:width="0.097cm" svg:height="0.419cm" svg:x="2.692cm" svg:y="0.054cm" svg:viewBox="0 0 98 420" svg:d="M98 210c0-32-4-83-27-131-25-51-63-79-66-79s-5 1-5 5c0 1 0 1 8 9 41 41 65 108 65 196 0 71-15 145-67 198-6 6-6 6-6 8s2 4 5 4 42-29 67-83c22-45 26-91 26-127z"><text:p/></draw:path></draw:g></draw:g>.</text:p>
            </text:list-item>
            <text:list-item>
              <text:p text:style-name="P16"><draw:g text:anchor-type="as-char" svg:y="-0.314cm" draw:z-index="22" draw:name="形狀15" draw:style-name="gr1"><svg:title>TexMaths</svg:title><svg:desc>12§inline§n{\log n} = \Theta(n).§svg§600§FALSE§</svg:desc><draw:g draw:style-name="gr2"><draw:path draw:style-name="gr3" draw:text-style-name="P17" svg:width="2.628cm" svg:height="0.376cm" svg:x="0.008cm" svg:y="0.021cm" svg:viewBox="0 0 2629 377" svg:d="M1315 377c-439 0-877 0-1315 0 0-126 0-251 0-377 876 0 1753 0 2629 0 0 126 0 251 0 377-438 0-876 0-1314 0z"><text:p/></draw:path><draw:path draw:style-name="gr4" draw:text-style-name="P18" svg:width="0.228cm" svg:height="0.19cm" svg:x="-0.001cm" svg:y="0.129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4" draw:text-style-name="P18" svg:width="0.093cm" svg:height="0.29cm" svg:x="0.254cm" svg:y="0.023cm" svg:viewBox="0 0 94 291" svg:d="M60 0c-20 1-40 4-60 5 0 5 0 8 0 13 29 0 32 2 32 23 0 73 0 147 0 219 0 18-4 18-32 18 0 4 0 9 0 13 13 0 36-1 47-1 9 0 31 1 47 1 0-4 0-9 0-13-29 0-34 0-34-18 0-87 0-173 0-260z"><text:p/></draw:path><draw:path draw:style-name="gr4" draw:text-style-name="P18" svg:width="0.185cm" svg:height="0.193cm" svg:x="0.37cm" svg:y="0.126cm" svg:viewBox="0 0 186 194" svg:d="M186 99c0-55-42-99-92-99-53 0-94 46-94 99 0 54 43 95 92 95 52 0 94-41 94-95zM94 183c-20 0-38-9-48-28-11-19-11-44-11-60s0-39 9-58c12-19 32-27 48-27 20 0 38 9 48 27 11 18 11 42 11 58s0 38-9 56c-9 20-28 32-48 32z"><text:p/></draw:path><draw:path draw:style-name="gr4" draw:text-style-name="P18" svg:width="0.192cm" svg:height="0.275cm" svg:x="0.58cm" svg:y="0.124cm" svg:viewBox="0 0 193 276" svg:d="M82 119c-36 0-36-42-36-52 0-12 0-25 6-36 3-5 13-17 30-17 37 0 37 42 37 52 0 12 0 25-7 36-3 5-14 17-30 17zM34 136c0-3 0-12 7-21 15 12 33 14 41 14 39 0 68-29 68-62 0-15-6-31-17-41 16-14 30-16 39-16 1 0 2 0 3 0-5 2-7 7-7 12 0 7 6 12 13 12 4 0 12-3 12-12 0-8-5-22-21-22-9 0-28 2-45 20-18-14-36-15-45-15-39 0-69 29-69 61 0 19 10 35 21 43-6 8-14 21-14 36 0 12 6 29 20 38-27 7-40 25-40 42 0 29 42 51 94 51 49 0 93-21 93-52 0-15-6-36-27-49-23-12-47-12-72-12-11 0-29 0-33 0-13-1-21-14-21-27zM94 267c-42 0-71-22-71-42 0-19 15-35 33-36 9 0 17 0 26 0 36 0 84 0 84 36 0 21-30 42-72 42z"><text:p/></draw:path><draw:path draw:style-name="gr4" draw:text-style-name="P18" svg:width="0.227cm" svg:height="0.19cm" svg:x="0.868cm" svg:y="0.129cm" svg:viewBox="0 0 228 191" svg:d="M24 161c-1 7-4 17-4 19 0 8 6 11 12 11s14-3 16-12c1-1 6-20 8-31 4-13 6-25 10-37 2-10 5-20 7-29 1-7 5-19 5-21 7-13 29-51 70-51 18 0 22 15 22 28 0 27-21 81-27 99-4 10-5 14-5 19 0 21 16 35 35 35 39 0 55-61 55-65 0-3-4-3-5-3-5 0-5 1-6 7-8 29-23 52-43 52-7 0-11-4-11-14 0-11 5-20 9-30 7-23 25-68 25-92 0-29-18-46-48-46-39 0-59 28-66 37-3-24-19-37-39-37s-27 17-32 24c-6 14-12 40-12 41 0 5 4 5 5 5 3 0 5-1 7-10 7-30 16-50 31-50 9 0 12 4 12 19 0 8-1 13-6 35-8 32-17 65-25 97z"><text:p/></draw:path><draw:path draw:style-name="gr4" draw:text-style-name="P18" svg:width="0.279cm" svg:height="0.099cm" svg:x="1.249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18" svg:width="0.279cm" svg:height="0.304cm" svg:x="1.693cm" svg:y="0.018cm" svg:viewBox="0 0 280 305" svg:d="M280 154c0-85-64-154-141-154-75 0-139 67-139 154 0 85 65 151 139 151 77 0 141-67 141-151zM140 296c-42 0-99-36-99-142 0-108 57-144 98-144 43 0 100 38 100 144 0 107-59 142-99 142zM215 123c-4 0-7 0-11 0 0 4 0 9 0 14-43 0-86 0-130 0 0-5 0-10 0-14-3 0-6 0-9 0 0 19 0 39 0 60 3 0 6 0 9 0 0-5 0-10 0-14 44 0 87 0 130 0 0 4 0 9 0 14 4 0 7 0 11 0 0-21 0-41 0-60z"><text:p/></draw:path><draw:path draw:style-name="gr4" draw:text-style-name="P18" svg:width="0.096cm" svg:height="0.42cm" svg:x="2.039cm" svg:y="-0.001cm" svg:viewBox="0 0 97 421" svg:d="M97 416c0-1 0-1-7-9-52-54-66-133-66-195 0-75 17-148 68-200 5-6 5-6 5-7 0-4-1-5-3-5-5 0-42 29-68 83-21 46-26 92-26 129 0 31 5 81 28 129 25 52 61 80 66 80 2 0 3-1 3-5z"><text:p/></draw:path><draw:path draw:style-name="gr4" draw:text-style-name="P18" svg:width="0.227cm" svg:height="0.19cm" svg:x="2.173cm" svg:y="0.129cm" svg:viewBox="0 0 228 191" svg:d="M25 161c-1 7-3 17-3 19 0 8 4 11 12 11 4 0 12-3 15-12 0-1 5-20 7-31 4-13 6-25 10-37 2-10 5-20 7-29 3-7 5-19 6-21 6-13 29-51 69-51 19 0 22 15 22 28 0 27-20 81-27 99-4 10-4 14-4 19 0 21 15 35 34 35 39 0 55-61 55-65 0-3-4-3-5-3-3 0-3 1-6 7-8 29-23 52-43 52-7 0-10-4-10-14 0-11 4-20 8-30 8-23 25-68 25-92 0-29-18-46-48-46-39 0-59 28-66 37-3-24-19-37-39-37-19 0-27 17-31 24-7 14-13 40-13 41 0 5 4 5 5 5 5 0 5-1 7-10 7-30 16-50 31-50 9 0 13 4 13 19 0 8-1 13-7 35-8 32-15 65-24 97z"><text:p/></draw:path><draw:path draw:style-name="gr4" draw:text-style-name="P18" svg:width="0.096cm" svg:height="0.42cm" svg:x="2.438cm" svg:y="-0.001cm" svg:viewBox="0 0 97 421" svg:d="M97 212c0-34-5-85-27-133-26-51-62-79-66-79-3 0-4 2-4 5 0 1 0 1 7 9 42 41 66 109 66 198 0 69-15 144-68 197-5 6-5 6-5 7 0 2 1 5 4 5 4 0 42-29 67-83 21-46 26-93 26-126z"><text:p/></draw:path><draw:path draw:style-name="gr4" draw:text-style-name="P18" svg:width="0.043cm" svg:height="0.043cm" svg:x="2.615cm" svg:y="0.269cm" svg:viewBox="0 0 44 44" svg:d="M44 23c0-13-10-23-22-23s-22 10-22 23c0 12 10 21 22 21s22-9 22-21z"><text:p/></draw:path></draw:g></draw:g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5-09-22T21:27:58.106000000</dc:date>
    <meta:editing-duration>PT55M43S</meta:editing-duration>
    <meta:editing-cycles>19</meta:editing-cycles>
    <meta:generator>LibreOffice/7.2.7.2$Windows_X86_64 LibreOffice_project/8d71d29d553c0f7dcbfa38fbfda25ee34cce99a2</meta:generator>
    <dc:subject>Basics and Performance Analysis</dc:subject>
    <dc:title>Data Structures</dc:title>
    <meta:document-statistic meta:table-count="0" meta:image-count="0" meta:object-count="0" meta:page-count="1" meta:paragraph-count="26" meta:word-count="125" meta:character-count="684" meta:non-whitespace-character-count="559"/>
  </office:meta>
</office:document-meta>
</file>